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88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Itr<text:span text:style-name="T2">ó</text:span><text:span text:style-name="T3"> 88/</text:span></text:p>
      <text:p text:style-name="P5"><text:span text:style-name="T3">[Note: The number "45" is written in pencil and circled at the top right corner of the page.]</text:span></text:p>
      <text:p text:style-name="P5"><text:span text:style-name="T3"/></text:p>
      <text:p text:style-name="P5"><text:span text:style-name="T3">[Page 1]</text:span></text:p>
      <text:p text:style-name="P5"><text:span text:style-name="T3"><text:tab/>Brethren. <text:s/>By a singular coincidence the prophetic/ section which was read in the synagogues this/ Sabbath, formed the text of a sermon which a clergy-/-man delivered in a church last Sunday. <text:s/>An abstract/ choicely worded that came under my notice, carried/ my thoughts back to the history connected with the/ sublime vision that had suggested the Christian/ minister's semi-me</text:span><text:span text:style-name="T4">a</text:span><text:span text:style-name="T6">taphysical sermon./</text:span></text:p>
      <text:p text:style-name="P5"><text:span text:style-name="T6">Uzziah, or Azariah, as he was also called, mounted early/ in life the throne of Judah, which the misrule of/ some of his predecessors had imperilled[sic!]. <text:s/>A King at/ sixteen years of age, needed sound instruction. <text:s/>He/ must be surrounded by men free from the taint/ of selfishness; men filled with awe at the Majesty/ of the holy Law, and eager to hold the Sovereign and/ his subjects in virtue, by unswerving fealty to the/ Sinaic constitution. <text:s/>The new monarch had no/ lack of soul-inspiring mentors. <text:s/>Contemporary with/ him were prophets, whose wisdom is yet the [?]/ of God-loving Israelites. <text:s/>Amos, the plebean[sic!] shepherd,/ dauntless, direct, incisive in his denunciations of wrongs;/</text:span></text:p>
      <text:p text:style-name="P5"><text:span text:style-name="T6"/></text:p>
      <text:p text:style-name="P5"><text:span text:style-name="T6">[Page 2]</text:span></text:p>
      <text:p text:style-name="P5"><text:span text:style-name="T6">Hosea, who summoned all to repentance [Hebrew]/ calling with clarion blasts that did not grow/ faint [Hebrew]. <text:s/></text:span><text:span text:style-name="T4">Perhaps</text:span><text:span text:style-name="T6"> Micah and Joel </text:span><text:span text:style-name="T4">also</text:span><text:span text:style-name="T6">, an-/-nouncing the glories of Zion, resurrected by means/ of </text:span><text:soft-page-break/><text:span text:style-name="T6">righteousness and Jonah also may perhaps have witnessed Uzziah's/ coronation. <text:s/>But the book which dwells/ on the deeds of that monarch, makes special/ mention of a Zechariah, possessed of a Divine un-/-derstanding [Hebrew]. <text:s/>He led the royal/ youth aright, his devotedness levelled[sic!] down the path that/ might conduce to godliness. <text:s/>Thus straightforwardly/ directed, prosperity attended every step of the/ willing disciple of prophetism. <text:s/>Warlike/ tribes journeyed as vassals to the capital of/ Judea with rich tributes. <text:s/>Buildings, lifting/ their high turrets, fortified and embelished[sic!] Jeru-/-salem. <text:s/>Uninhabited deserts resounded with the/ strokes of the laborer's hammer; mountain peaks/ echoed forth the songs of vintagers; valleys were/ enlivened with the music of gurgling streams./ <text:s/>For to broaden the country when Providence/ had destined him to rale; to gild it all around/</text:span></text:p>
      <text:p text:style-name="P5"><text:span text:style-name="T6"/></text:p>
      <text:p text:style-name="P5"><text:span text:style-name="T6">[Page 3]</text:span></text:p>
      <text:p text:style-name="P5"><text:span text:style-name="T6">with might and beauty was Uzziah's noble ambition./ <text:s/>He could rely on an army, that he had splendid-/-ly equipped, to follow his command; he could de-/-pend on the love of a nation, whose welfare he/ had sought to promote. <text:s/>Nothing seemed/ wanting to restore what previous misgovern-/-ment had dragged to the verge of destruction;/ nothing to renew the days, when tranquillity[sic!]/ within, and power without made Judea happy/ and respected. <text:s/>Nothing was wanting, save the/ quality which we all are so apt to leave be-/-hind, as we ascend the steps of fortune's lad-/-der--humility./</text:span></text:p>
      <text:p text:style-name="P5"><text:span text:style-name="T6">Observe. <text:s/>A solemn festival is held at the Tem-/-ple. <text:s/></text:span><text:span text:style-name="T4">A</text:span><text:span text:style-name="T6"> Vast multitudes have their looks revit-/-ted on a new corner. <text:s/>The King steps forward; he/ wears no regal garments; strange is his attire./ <text:s/>Clothed as a priest, he advances. <text:s/>He waves/ a censer to lay the morning national offering/ on the golden altar that stood before the Holy/ of Holier. <text:s/>The diadem which had long fitted/</text:span></text:p>
      <text:p text:style-name="P5"><text:span text:style-name="T6"/></text:p>
      <text:p text:style-name="P5"><text:span text:style-name="T6">[Page 4]</text:span></text:p>
      <text:p text:style-name="P5"><text:span text:style-name="T6">his bro well, did not suffice his ambition/ any more. <text:s/>He must don the ephod and/ the mitre. <text:s/>A struggle ensued. <text:s/>The daring/ Ruler was bid to desist; not to presume to/ usurp an authority belonging, according to the/ ordinance of Moses, to the progeny of Aaron./ <text:s/>He resisted and threatened; his wounded pride/ might have reenacted the crime of which/ Saul became guilty against Ahimelech and his/ sacerdotal followers, in the madness of an un-/-conquering jealousy. <text:s/>But.....suddenly the/ Temple shook; its roof rent asunder, and/ through the breach, the sun poured down/ floods of light, to show the affrighted assembly/ a ghastly sight; most hideous./</text:span></text:p>
      <text:p text:style-name="P5"><text:span text:style-name="T6">Terrific was that earthquake, never forgotten/ in Jewish annals, always recalled by poste-/-rity as a memorial of God's displeasure/ with human haughtiness. [Hebrew]/ [Hebrew]. <text:s/>For refulgent beams through the/ crevices, revealed the disfigurement of the Mo-/narch immediately to be cast out of the com-/</text:span></text:p>
      <text:p text:style-name="P5"><text:span text:style-name="T6"/></text:p>
      <text:p text:style-name="P5"><text:span text:style-name="T6">[Page 5]</text:span></text:p>
      <text:p text:style-name="P5"><text:span text:style-name="T6">-munity and buried in the solitude of men, that/ are plagued with leprosy. <text:s/>In the opinion/ of the Sages, it was the hour in which the/ thrilling episode which I have narrated took/ place, that the burden of prophecy rested on/ Isaiah, and he was vouchsafed the grand/ vision recorded in our Haftorah, and which the/ Christian clergyman selected as the text of his/ semi-metaphysical discourse. <text:s/>We read/ that the sublime vision opened to the gaze/ of the sun of Amoz in the year that King/ Uzziah died. <text:s/>[Hebrew]. <text:s/>Now, ac-/-cording to the Talmudists, among those whose/ life may be considered a moral death, we must/ reckon the lesser of olden times, as all will rea-/-lize who are familiar with Holy Writ. <text:s/>In/ fact, history relates that from the moment/ that the loathsome malady laid hold of the/ presumptuous monarch, he was cut off from/ the association of the Congregation [Hebrew]/ The gifted being to whom magnificence of speech/</text:span></text:p>
      <text:p text:style-name="P5"><text:span text:style-name="T6"/></text:p>
      <text:p text:style-name="P5"><text:span text:style-name="T6">[Page 6]</text:span></text:p>
      <text:p text:style-name="P5"><text:span text:style-name="T6">and a sublime imagery came from on high,/ may have felt the shock that rocked the sanct-/-uary; he </text:span><text:soft-page-break/><text:span text:style-name="T6">may have seen the sovereign of Judah/ hastened away like pollution from the sacred/ shrine. <text:s/>Then before his illumined soul the/ veil which separated the oracle with the Cherubim/ from the Temple proper, was flung aside. <text:s/>Isaiah/ beheld the King of the world loftily enthroned./ <text:s/>Seraphic creatures wove His royal crown [Hebrew]/ [Hebrew] <text:s/>their hymns of praise made the/ hallowed edifice tremble; a sweet scented oblation/ darkened the house from sill to dome with wreathes/ of perfume [Hebrew <text:s/>he looked and lo! the/ God-extolling archangels had six wings; with two/ each covered his face, with two each covered his/ feet, and with two each [?] upward./</text:span></text:p>
      <text:p text:style-name="P5"><text:span text:style-name="T6">Let all apply that appendage of the Seraphs as/ they deem best. <text:s/>To me it has the deepest signi-/-ficance, when taken to typify the character of/ men exalted by Providence as exemplars; as/ messengers of the Almighty, in any capacity./ <text:s/>Profound reverence is the prerequisite of such/</text:span></text:p>
      <text:p text:style-name="P5"><text:span text:style-name="T6"/></text:p>
      <text:p text:style-name="P5"><text:span text:style-name="T6">[Page 7]</text:span></text:p>
      <text:p text:style-name="P5"><text:span text:style-name="T6"><text:tab/>Whose spoken teaching, or written/ instruction and demenaour must shape the minds/ of multitudes. <text:s/>Let us confess it without/ ambiguity. <text:s/>By the highest flight of our/ intellects we cannot reach God's understanding./ <text:s/>How much less dare we imagine that His Essence/ can be mirrored forth in our souls? <text:s/>If minis-/-tering angels hide their countenance, when/ in the presence of their Sovereign Lord, how can/ mortals stand forth and audaciously say:/ "</text:span><text:span text:style-name="T7">We</text:span><text:span text:style-name="T8"> have discovered the secret powers of creation,</text:span><text:span text:style-name="T5">"</text:span><text:span text:style-name="T8">/ "and we demand popular acceptance. <text:s/>Rising/ generation! hearken unto us; do not heed the/ lessons of the past; they are the offspring of/ abject errors. <text:s/>Your fathers groped in the dark./ <text:s/>We have entered the council chamber of the/ Deity, and brought you a knowledge fault-/-less." <text:s/>No, Israelites, modesty; a suspi-/-cion that our premises may be groundless,/ and our conclusions false, should inspire us/ with fearful caution [Hebrew] "God/ detects deficiencies in His Angels" [Hebrew]/</text:span></text:p>
      <text:p text:style-name="P5"><text:span text:style-name="T8"/></text:p>
      <text:p text:style-name="P5"><text:span text:style-name="T8">[Page 8]</text:span></text:p>
      <text:p text:style-name="P5"><text:span text:style-name="T8">"How much more so in those that dwell in houses/ of clay"?...[Hebrew]. <text:s/>"Who die away without/ wisdom." <text:s/>Reverence, profound reverence must/ pervade our soul always, but most intensely while/ in the act of rendering public homage to the/ author of worlds, the Universal Father, reverence/ in thoughts, reverence in language. <text:s/>Let all re-/-member Uzziah's fate; let Hebrews chiefly remember/ that ere Isaiah went forth to preach, his lips/ were purified with a sacred fire [Hebrew]/</text:span></text:p>
      <text:p text:style-name="P5"><text:span text:style-name="T8"><text:tab/>But we learn likewise that the Seraphim/ covered their feet with their wings. <text:s/>Have/ we [Hebrew], "Kingdom of priests and holy/ nation," we, the appointed missionaries of a belief/ destined to humanize and unify mankind,/ run after worldly goods; rushed headlong/ to attain a goal, where plaudits and approving/ smiles awaited us? <text:s/>Let us pause and bethink/ ourselves, and feel abashed before the Master,/ whose work we should have sped on; let/ us blush that our feet were quickened by the/</text:span></text:p>
      <text:p text:style-name="P5"><text:span text:style-name="T8"/></text:p>
      <text:p text:style-name="P5"><text:span text:style-name="T8">[Page 9]</text:span></text:p>
      <text:p text:style-name="P5"><text:span text:style-name="T8">clinking of perishable gold, and stood/ still at the call of duty. <text:s/>Position and/ fame and honors, are nothing in comparison with/ the obligation of doing the mission assumed, </text:span><text:span text:style-name="T5">blissf</text:span><text:span text:style-name="T8">/ blissfully. <text:s/>Typical of perseverance in the/ pursuit thereof are our feet on which the body/ rests for all its movements: The archangels,/ presenting a human shape, covered theirs. <text:s/>Even/ they, fearing to have fallen short of their allotted/ task, hid their forms. <text:s/>But each of them could/ rise higher by two wings [Hebrew]. <text:s/>What/ were those agencies of their elevation? <text:s/>I repeat it,/ my brethren, reverence, profound reverence and/ self-distrust before the Lord. <text:s/>The lowly shall be exalted./ <text:s/>Finite indeed is our understanding; fallible/ is our judgment, yet in the same manner/ as when we thrice proclaim the Lord of Hosts </text:span><text:span text:style-name="T7">Kadosh</text:span><text:span text:style-name="T8">,/ we essay to model our action after that of/ the celestial beings, who encircle His throne &amp; reverently do Him honor, so/ we may like them become spiritually uplifted,/ by copying the archangels in their awe for/ the Omnipotent and their self-abasement in His/</text:span></text:p>
      <text:p text:style-name="P5"><text:span text:style-name="T8"/></text:p>
      <text:p text:style-name="P5"><text:soft-page-break/><text:span text:style-name="T8">[Page 10]</text:span></text:p>
      <text:p text:style-name="P5"><text:span text:style-name="T8">Divine presence. <text:s/>Every Jew who bows/ meekly to a Supreme Ruler, whose power and/ goodness we behold in His handiwork, but/ whose existence and ways are unfathomable,/ every Jew who admits his incapacity to/ perform God's will in absolute perfectness,/ but who strives to reach up to that goal, is/ God's angel, lifting high his own nature, and/ hallowing his great Master./</text:span></text:p>
      <text:p text:style-name="P5"><text:span text:style-name="T8">And here I may not be taxed with unworthy/ motives--surely I can have none when/ I confess that the actions of brother-Israelites,/ who, during the week in which we are Biblic-/-ally reminded of our Sinaic charge, dealt thought-/-fully, justly and compassionately towards fel-/-low creatures, who became involved in the con-/-sequences of an intoward event; that the/ action, I say, of a Philadelphia firm of our/ persuasion, in its endeavours to mitigate the/ evils attending an enforced inactivity, was a/ cause of unfeigned satisfaction to me. <text:s/>For I/</text:span></text:p>
      <text:p text:style-name="P5"><text:span text:style-name="T8"/></text:p>
      <text:p text:style-name="P5"><text:span text:style-name="T8">[Page 11]</text:span></text:p>
      <text:p text:style-name="P5"><text:span text:style-name="T8">interpreted the demeanour a </text:span><text:span text:style-name="T7">Kiddush Ha</text:span><text:span text:style-name="T8">-/</text:span><text:span text:style-name="T7">shein</text:span><text:span text:style-name="T8">, a sanctification of the name of Him/ whom we adore and must extoll among gen-/-tilism. <text:s/>It is thus that we illustrate the/ Divine choice made at Sinai; it is thus that/ we verify our attestation, when, like the Seraphim,/ we proclaim: "Holy, holy, holy is the Lord/ of hosts, the whole earth is full of His glory"/ May we ever be imbued with such sentiments,/ and may we deserve God's approval; and the/ good-will of all the sainted and the right-/-eou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0T11:28:56.77</meta:creation-date>
    <dc:date>2012-05-10T13:13:58.74</dc:date>
    <dc:creator>Penn Libraries</dc:creator>
    <meta:editing-duration>PT00H08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1" meta:word-count="1899" meta:character-count="12030"/>
  </office:meta>
</office:document-meta>
</file>